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LA DELGADO, ESTEN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ELA DELGADO, ESTEN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24261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VELA GUIMAC, FRANZ</text:p>
          </table:table-cell>
          <table:covered-table-cell/>
          <table:covered-table-cell/>
          <table:table-cell table:style-name="Tabla1.E3" table:number-columns-spanned="2" office:value-type="string">
            <text:p text:style-name="P7">DNI:934040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5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0:57:0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